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proxima-nova2" svg:font-family="proxima-nova, sans-serif"/>
    <style:font-face style:name="Arial2" svg:font-family="Arial" style:font-family-generic="swiss"/>
    <style:font-face style:name="proxima-nova" svg:font-family="proxima-nova, sans-serif" style:font-family-generic="swiss"/>
    <style:font-face style:name="proxima-nova1" svg:font-family="proxima-nova, sans-serif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8.281cm" style:rel-column-width="31901*"/>
    </style:style>
    <style:style style:name="Tableau1.B" style:family="table-column">
      <style:table-column-properties style:column-width="8.731cm" style:rel-column-width="3363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333333" style:font-name="proxima-nova" fo:font-size="24pt" style:font-size-asian="24pt" style:font-size-complex="24pt"/>
    </style:style>
    <style:style style:name="P2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  <style:text-properties fo:font-variant="normal" fo:text-transform="none" fo:color="#000000" style:font-name="proxima-nova2" fo:font-size="12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.37cm" fo:margin-bottom="0cm" fo:orphans="2" fo:widows="2" fo:text-indent="0cm" style:auto-text-indent="false" fo:padding="0cm" fo:border="none"/>
      <style:text-properties fo:color="#a9b7c6" style:font-name="Courier New1"/>
    </style:style>
    <style:style style:name="P4" style:family="paragraph" style:parent-style-name="Heading_20_2">
      <style:paragraph-properties fo:margin-left="0cm" fo:margin-right="0cm" fo:margin-top="0.37cm" fo:margin-bottom="0cm" fo:orphans="2" fo:widows="2" fo:text-indent="0cm" style:auto-text-indent="false" fo:padding="0cm" fo:border="none"/>
      <style:text-properties fo:font-variant="normal" fo:text-transform="none" fo:color="#000000" style:font-name="proxima-nova2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Table_20_Heading">
      <style:text-properties style:font-name="Courier New1" fo:font-size="10pt" style:font-name-asian="NSimSun" style:font-size-asian="10pt" style:font-name-complex="Courier New" style:font-size-complex="10pt"/>
    </style:style>
    <style:style style:name="P6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a9b7c6" style:font-name="Courier New1"/>
    </style:style>
    <style:style style:name="P7" style:family="paragraph" style:parent-style-name="Preformatted_20_Text">
      <style:paragraph-properties fo:background-color="transparent">
        <style:background-image/>
      </style:paragraph-properties>
      <style:text-properties fo:color="#a9b7c6"/>
    </style:style>
    <style:style style:name="P8" style:family="paragraph" style:parent-style-name="Table_20_Contents">
      <style:text-properties style:font-name="Courier New1" fo:font-size="10pt" style:font-name-asian="NSimSun" style:font-size-asian="10pt" style:font-name-complex="Courier New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ourier New1" fo:font-size="10pt" style:font-name-asian="NSimSun" style:font-size-asian="10pt" style:font-name-complex="Courier New" style:font-size-complex="10pt"/>
    </style:style>
    <style:style style:name="P10" style:family="paragraph" style:parent-style-name="Heading_20_2">
      <style:paragraph-properties fo:margin-left="0cm" fo:margin-right="0cm" fo:margin-top="0.37cm" fo:margin-bottom="0cm" fo:orphans="2" fo:widows="2" fo:text-indent="0cm" style:auto-text-indent="false" fo:padding="0cm" fo:border="none"/>
      <style:text-properties fo:font-variant="normal" fo:text-transform="none" fo:color="#000000" style:font-name="proxima-nova2" fo:font-size="16pt" fo:letter-spacing="normal" fo:font-style="normal" fo:font-weight="normal" fo:background-color="transparent" style:font-size-asian="16pt" style:font-size-complex="16pt"/>
    </style:style>
    <style:style style:name="P11" style:family="paragraph" style:parent-style-name="Preformatted_20_Text">
      <style:paragraph-properties fo:margin-left="0cm" fo:margin-right="0cm" fo:margin-top="0.37cm" fo:margin-bottom="0cm" fo:orphans="2" fo:widows="2" fo:text-indent="0cm" style:auto-text-indent="false" fo:padding="0cm" fo:border="none"/>
      <style:text-properties fo:color="#cc7832" style:font-name="Courier New1" fo:background-color="#232525"/>
    </style:style>
    <style:style style:name="T1" style:family="text">
      <style:text-properties fo:background-color="#eeeeee"/>
    </style:style>
    <style:style style:name="T2" style:family="text">
      <style:text-properties fo:background-color="#232525"/>
    </style:style>
    <style:style style:name="T3" style:family="text">
      <style:text-properties fo:color="#ffc66d" fo:font-style="italic" fo:background-color="#232525"/>
    </style:style>
    <style:style style:name="T4" style:family="text">
      <style:text-properties fo:color="#6a8759" fo:background-color="#232525"/>
    </style:style>
    <style:style style:name="T5" style:family="text">
      <style:text-properties fo:color="#6a8759" style:font-name="Courier New1" fo:background-color="#232525"/>
    </style:style>
    <style:style style:name="T6" style:family="text">
      <style:text-properties fo:color="#cc7832" fo:background-color="#232525"/>
    </style:style>
    <style:style style:name="T7" style:family="text">
      <style:text-properties fo:color="#cc7832" fo:font-weight="bold" fo:background-color="#232525"/>
    </style:style>
    <style:style style:name="T8" style:family="text">
      <style:text-properties fo:color="#cc7832" style:font-name="Courier New1" fo:font-weight="bold" fo:background-color="#232525"/>
    </style:style>
    <style:style style:name="T9" style:family="text">
      <style:text-properties fo:color="#cc7832" style:font-name="Courier New1" fo:background-color="#232525"/>
    </style:style>
    <style:style style:name="T10" style:family="text">
      <style:text-properties fo:color="#cc7832" style:font-name="Courier New1" fo:background-color="transparent"/>
    </style:style>
    <style:style style:name="T11" style:family="text">
      <style:text-properties fo:color="#cc7832" fo:background-color="transparent"/>
    </style:style>
    <style:style style:name="T12" style:family="text">
      <style:text-properties style:font-name="Courier New1" fo:background-color="#232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mo Commandes LARAVEL</text:p>
      <text:p text:style-name="P2"/>
      <text:h text:style-name="P10" text:outline-level="2">Créer une nouvelle page avec Blade (Templating engine)</text:h>
      <text:h text:style-name="P4" text:outline-level="2">Dans <text:span text:style-name="T1">monProjetLaravel/routes/web.php</text:span> on trouve les redirections sous la forme suivante :</text:h>
      <text:p text:style-name="P3"><text:span text:style-name="T6">Route::</text:span><text:span text:style-name="T3">get</text:span><text:span text:style-name="T6">(</text:span><text:span text:style-name="T4">'/'</text:span><text:span text:style-name="T6">, </text:span><text:span text:style-name="T7">function </text:span><text:span text:style-name="T6">() { <text:s text:c="2"/></text:span><text:span text:style-name="T11">// le '/' indique la racine de mon projet/site<text:tab/></text:span></text:p>
      <text:p text:style-name="P7"><text:span text:style-name="T2"><text:s text:c="4"/></text:span><text:span text:style-name="T8">return </text:span><text:span text:style-name="T12">view(</text:span><text:span text:style-name="T5">'welcome'</text:span><text:span text:style-name="T12">)</text:span><text:span text:style-name="T9">; <text:s text:c="4"/></text:span><text:span text:style-name="T10">// le return renvoie vers view/welcome.blade.php</text:span></text:p>
      <text:p text:style-name="P6"><text:span text:style-name="T2">})</text:span><text:span text:style-name="T6">; <text:s text:c="28"/></text:span><text:span text:style-name="T11"><text:s text:c="4"/></text:span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Php</text:p>
            </table:table-cell>
            <table:table-cell table:style-name="Tableau1.B1" office:value-type="string">
              <text:p text:style-name="P5">Laravel </text:p>
            </table:table-cell>
          </table:table-row>
        </table:table-header-rows>
        <table:table-row>
          <table:table-cell table:style-name="Tableau1.A2" office:value-type="string">
            <text:p text:style-name="P9">&lt;?php echo $myVar ?&gt;</text:p>
          </table:table-cell>
          <table:table-cell table:style-name="Tableau1.B2" office:value-type="string">
            <text:p text:style-name="P9">{{ $myVar }}</text:p>
          </table:table-cell>
        </table:table-row>
        <table:table-row>
          <table:table-cell table:style-name="Tableau1.A2" office:value-type="string">
            <text:p text:style-name="P9">&lt;?php foreach($things as $thing){</text:p>
            <text:p text:style-name="P9"><text:s text:c="4"/>/* do stuff */</text:p>
            <text:p text:style-name="P9">} </text:p>
          </table:table-cell>
          <table:table-cell table:style-name="Tableau1.B2" office:value-type="string">
            <text:p text:style-name="P9">@foreach ($things as $thing) </text:p>
            <text:p text:style-name="P9"><text:s text:c="4"/>/* do stuff */</text:p>
            <text:p text:style-name="P9">@endforeach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proxima-nova2" svg:font-family="proxima-nova, sans-serif"/>
    <style:font-face style:name="Arial2" svg:font-family="Arial" style:font-family-generic="swiss"/>
    <style:font-face style:name="proxima-nova" svg:font-family="proxima-nova, sans-serif" style:font-family-generic="swiss"/>
    <style:font-face style:name="proxima-nova1" svg:font-family="proxima-nova, sans-serif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1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rps" style:family="text">
      <style:text-properties style:font-name="proxima-nova1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8-01-12T09:38:43.40</meta:creation-date>
    <dc:date>2018-01-16T17:17:40.21</dc:date>
    <dc:creator>bibi bobo</dc:creator>
    <meta:editing-duration>PT9H1M1S</meta:editing-duration>
    <meta:editing-cycles>18</meta:editing-cycles>
    <meta:generator>OpenOffice/4.1.4$Win32 OpenOffice.org_project/414m5$Build-9788</meta:generator>
    <meta:document-statistic meta:table-count="1" meta:image-count="0" meta:object-count="0" meta:page-count="1" meta:paragraph-count="16" meta:word-count="71" meta:character-count="513"/>
  </office:meta>
</office:document-meta>
</file>